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GraphicSabon-Roman" svg:font-family="GraphicSabon-Roman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style:text-autospace="none"/>
      <style:text-properties style:font-name="Arial" fo:font-size="11pt" fo:font-style="normal" fo:font-weight="normal" style:font-name-asian="GraphicSabon-Roman" style:font-size-asian="11pt" style:font-style-asian="normal" style:font-weight-asian="normal" style:font-name-complex="GraphicSabon-Roman" style:font-size-complex="11pt" style:font-style-complex="normal" style:font-weight-complex="normal"/>
    </style:style>
    <style:style style:name="P2" style:family="paragraph" style:parent-style-name="Standard" style:list-style-name="L1">
      <style:paragraph-properties fo:line-height="150%" style:text-autospace="none"/>
      <style:text-properties style:font-name="Arial" fo:font-size="11pt" fo:font-style="normal" fo:font-weight="normal" style:font-name-asian="GraphicSabon-Roman" style:font-size-asian="11pt" style:font-style-asian="normal" style:font-weight-asian="normal" style:font-name-complex="GraphicSabon-Roman" style:font-size-complex="11pt" style:font-style-complex="normal" style:font-weight-complex="normal"/>
    </style:style>
    <style:style style:name="P3" style:family="paragraph" style:parent-style-name="Standard">
      <style:paragraph-properties fo:line-height="150%" style:text-autospace="none"/>
      <style:text-properties style:font-name="Arial" fo:font-size="11pt" fo:font-style="normal" fo:font-weight="bold" style:font-name-asian="GraphicSabon-Roman" style:font-size-asian="11pt" style:font-style-asian="normal" style:font-weight-asian="bold" style:font-name-complex="GraphicSabon-Roman" style:font-size-complex="11pt" style:font-style-complex="normal" style:font-weight-complex="bold"/>
    </style:style>
    <style:style style:name="P4" style:family="paragraph" style:parent-style-name="Standard">
      <style:paragraph-properties fo:line-height="150%" style:text-autospace="none"/>
      <style:text-properties style:font-name="Arial" fo:font-size="11pt" fo:font-weight="normal" style:font-name-asian="GraphicSabon-Roman" style:font-size-asian="11pt" style:font-weight-asian="normal" style:font-name-complex="GraphicSabon-Roman" style:font-size-complex="11pt" style:font-weight-complex="normal"/>
    </style:style>
    <style:style style:name="P5" style:family="paragraph" style:parent-style-name="Standard" style:list-style-name="L1">
      <style:paragraph-properties fo:line-height="150%" style:text-autospace="none"/>
      <style:text-properties style:font-name="Arial" fo:font-size="11pt" fo:font-weight="normal" style:font-name-asian="GraphicSabon-Roman" style:font-size-asian="11pt" style:font-weight-asian="normal" style:font-name-complex="GraphicSabon-Roman" style:font-size-complex="11pt" style:font-weight-complex="normal"/>
    </style:style>
    <style:style style:name="P6" style:family="paragraph" style:parent-style-name="Standard">
      <style:paragraph-properties fo:line-height="150%" style:text-autospace="none"/>
      <style:text-properties style:font-name="Courier New" fo:font-size="11pt" fo:font-weight="normal" style:font-name-asian="GraphicSabon-Roman" style:font-size-asian="11pt" style:font-weight-asian="normal" style:font-name-complex="GraphicSabon-Roman" style:font-size-complex="11pt" style:font-weight-complex="normal"/>
    </style:style>
    <style:style style:name="P7" style:family="paragraph" style:parent-style-name="Standard">
      <style:paragraph-properties fo:line-height="150%" style:text-autospace="none"/>
      <style:text-properties style:font-name="Courier New" fo:font-size="11pt" fo:font-style="normal" fo:font-weight="normal" style:font-name-asian="GraphicSabon-Roman" style:font-size-asian="11pt" style:font-style-asian="normal" style:font-weight-asian="normal" style:font-name-complex="GraphicSabon-Roman" style:font-size-complex="11pt" style:font-style-complex="normal" style:font-weight-complex="normal"/>
    </style:style>
    <style:style style:name="P8" style:family="paragraph" style:parent-style-name="Standard">
      <style:paragraph-properties fo:line-height="150%" style:text-autospace="none"/>
      <style:text-properties style:font-name="Courier New" fo:font-size="11pt" fo:font-style="normal" fo:font-weight="bold" style:font-name-asian="GraphicSabon-Roman" style:font-size-asian="11pt" style:font-style-asian="normal" style:font-weight-asian="bold" style:font-name-complex="GraphicSabon-Roman" style:font-size-complex="11pt" style:font-style-complex="normal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Arial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0503501" text:style-name="L1">
        <text:list-item>
          <text:p text:style-name="P2">Mapeamento de Tabela para Classe sem restrição:</text:p>
        </text:list-item>
      </text:list>
      <text:p text:style-name="P3"><text:tab/>vocabulario : Classe &lt;= Tabela (PK)</text:p>
      <text:p text:style-name="P6"><text:tab/><text:tab/>map:<text:span text:style-name="T1">Classe</text:span> a d2rq:ClassMap;</text:p>
      <text:p text:style-name="P6"><text:tab/> <text:s text:c="3"/><text:tab/>d2rq:dataStorage map:<text:span text:style-name="T1">MapeamentoDoBanco</text:span>;</text:p>
      <text:p text:style-name="P6"><text:tab/><text:tab/>d2rq:uriPattern "<text:span text:style-name="T1">Classe</text:span>/@@<text:span text:style-name="T1">Tabela</text:span>.<text:span text:style-name="T1">PK</text:span>|urlify@@";</text:p>
      <text:p text:style-name="P6"><text:tab/> <text:s text:c="3"/><text:tab/>d2rq:class <text:span text:style-name="T1">vocabulario</text:span>:<text:span text:style-name="T1">Classe</text:span>;</text:p>
      <text:p text:style-name="P7"><text:tab/><text:tab/>d2rq:classDefinitionLabel "<text:span text:style-name="T1">Classe</text:span>";</text:p>
      <text:p text:style-name="P1"/>
      <text:list xml:id="list31445841" text:continue-numbering="true" text:style-name="L1">
        <text:list-item>
          <text:p text:style-name="P2">Mapeamento de Tabela para Classe com restrição:</text:p>
        </text:list-item>
      </text:list>
      <text:p text:style-name="P3"><text:tab/>vocabulario : Classe &lt;= Tabela (PK), Coluna = 'valor'</text:p>
      <text:p text:style-name="P6"><text:tab/><text:tab/>map:<text:span text:style-name="T1">Classe</text:span> a d2rq:ClassMap;</text:p>
      <text:p text:style-name="P6"><text:tab/> <text:s text:c="3"/><text:tab/>d2rq:dataStorage map:<text:span text:style-name="T1">MapeamentoDoBanco</text:span>;</text:p>
      <text:p text:style-name="P6"><text:tab/><text:tab/>d2rq:uriPattern "<text:span text:style-name="T1">Classe</text:span>/@@<text:span text:style-name="T1">Tabela</text:span>.<text:span text:style-name="T1">PK</text:span>|urlify@@";</text:p>
      <text:p text:style-name="P6"><text:tab/> <text:s text:c="3"/><text:tab/>d2rq:class <text:span text:style-name="T1">vocabulario</text:span>:<text:span text:style-name="T1">Classe</text:span>;</text:p>
      <text:p text:style-name="P7"><text:tab/><text:tab/>d2rq:classDefinitionLabel "<text:span text:style-name="T1">Classe</text:span>";</text:p>
      <text:p text:style-name="P7"><text:span text:style-name="T3"><text:tab/><text:tab/></text:span>d2rq:condition "<text:span text:style-name="T1">Tabela</text:span>.<text:span text:style-name="T1">Coluna</text:span>='<text:span text:style-name="T1">valor</text:span>'";</text:p>
      <text:p text:style-name="P3"/>
      <text:list xml:id="list31438678" text:continue-numbering="true" text:style-name="L1">
        <text:list-item>
          <text:p text:style-name="P2">Mapeamento Direto de Coluna de Tabela para DataProperty:</text:p>
        </text:list-item>
      </text:list>
      <text:p text:style-name="P3"><text:tab/>vocabulario : Classe.dataProperty &lt;= Tabela.Coluna</text:p>
      <text:p text:style-name="P6"><text:tab/><text:tab/>map:<text:span text:style-name="T1">Classe</text:span><text:span text:style-name="T2">_</text:span><text:span text:style-name="T1">dataProperty</text:span> a d2rq:PropertyBridge;</text:p>
      <text:p text:style-name="P6"><text:tab/><text:tab/>d2rq:belongsToClassMap map:<text:span text:style-name="T1">Classe</text:span>;</text:p>
      <text:p text:style-name="P6"><text:tab/><text:tab/>d2rq:property <text:span text:style-name="T1">vocabulario</text:span>:<text:span text:style-name="T1">dataProperty</text:span>;</text:p>
      <text:p text:style-name="P6"><text:tab/><text:tab/>d2rq:column "<text:span text:style-name="T1">Tabela</text:span><text:span text:style-name="T2">.</text:span><text:span text:style-name="T1">Coluna</text:span>";</text:p>
      <text:p text:style-name="P1"/>
      <text:list xml:id="list31448346" text:continue-numbering="true" text:style-name="L1">
        <text:list-item>
          <text:p text:style-name="P2">Mapeamento Indireto de Coluna de Tabela para DataProperty:</text:p>
        </text:list-item>
      </text:list>
      <text:p text:style-name="P1"><text:tab/><text:span text:style-name="T3">s : recorder(m, n) ← a : rec(m, r), a : recname(r, n), a : Recorder(r)</text:span></text:p>
      <text:p text:style-name="P1"><text:span text:style-name="T3"><text:tab/>vocabulario : Classe.dataProperty &lt;= </text:span></text:p>
      <text:p text:style-name="P1"><text:span text:style-name="T3"><text:tab/><text:tab/>TabelaOrigem(FK) – TabelaDestino(PK).ColunaDestino</text:span></text:p>
      <text:p text:style-name="P6"><text:tab/>map:<text:span text:style-name="T1">Classe_dataProperty</text:span> a d2rq:PropertyBridge;</text:p>
      <text:p text:style-name="P6"><text:tab/>d2rq:belongsToClassMap map:<text:span text:style-name="T1">Classe</text:span>;</text:p>
      <text:p text:style-name="P6"><text:s text:c="4"/><text:tab/>d2rq:property <text:span text:style-name="T1">vocabulario</text:span>:<text:span text:style-name="T1">dataProperty</text:span>;</text:p>
      <text:p text:style-name="P6"><text:s text:c="4"/><text:tab/>d2rq:column "<text:span text:style-name="T1">TabelaDestino.ColunaDestino</text:span>";</text:p>
      <text:p text:style-name="P7"><text:s text:c="4"/><text:tab/>d2rq:join "<text:span text:style-name="T1">TabelaOrigem.FK </text:span>=&gt; <text:span text:style-name="T1">TabelaDestino.PK</text:span>";</text:p>
      <text:p text:style-name="P4"/>
      <text:list xml:id="list31425747" text:continue-numbering="true" text:style-name="L1">
        <text:list-item>
          <text:p text:style-name="P5">Mapeamento de Coluna de Tabela para Classe sem restrição:</text:p>
        </text:list-item>
      </text:list>
      <text:p text:style-name="P3"><text:tab/>vocabulario : Classe &lt;= Tabela.Coluna</text:p>
      <text:p text:style-name="P6"><text:tab/><text:tab/>map:<text:span text:style-name="T1">Classe</text:span> a d2rq:ClassMap;</text:p>
      <text:p text:style-name="P6"><text:tab/> <text:s text:c="3"/><text:tab/>d2rq:dataStorage map:<text:span text:style-name="T1">MapeamentoDoBanco</text:span>;</text:p>
      <text:p text:style-name="P6"><text:soft-page-break/><text:tab/><text:tab/>d2rq:uriPattern "<text:span text:style-name="T1">Classe</text:span>/@@<text:span text:style-name="T1">Tabela</text:span>.<text:span text:style-name="T1">Coluna</text:span>|urlify@@";</text:p>
      <text:p text:style-name="P6"><text:tab/> <text:s text:c="3"/><text:tab/>d2rq:class <text:span text:style-name="T1">vocabulario</text:span>:<text:span text:style-name="T1">Classe</text:span>;</text:p>
      <text:p text:style-name="P7"><text:tab/><text:tab/>d2rq:classDefinitionLabel "<text:span text:style-name="T1">Classe</text:span>";</text:p>
      <text:p text:style-name="P7"/>
      <text:list xml:id="list31446881" text:continue-numbering="true" text:style-name="L1">
        <text:list-item>
          <text:p text:style-name="P5">Mapeamento de Coluna de Tabela para Classe com restrição:</text:p>
        </text:list-item>
      </text:list>
      <text:p text:style-name="P3"><text:tab/>vocabulario : Classe &lt;= Tabela.Coluna, ColunaRestrição = 'valor'</text:p>
      <text:p text:style-name="P6"><text:tab/><text:tab/>map:<text:span text:style-name="T1">Classe</text:span> a d2rq:ClassMap;</text:p>
      <text:p text:style-name="P6"><text:tab/> <text:s text:c="3"/><text:tab/>d2rq:dataStorage map:<text:span text:style-name="T1">MapeamentoDoBanco</text:span>;</text:p>
      <text:p text:style-name="P6"><text:tab/><text:tab/>d2rq:uriPattern "<text:span text:style-name="T1">Classe</text:span>/@@<text:span text:style-name="T1">Tabela</text:span>.<text:span text:style-name="T1">Coluna</text:span>|urlify@@";</text:p>
      <text:p text:style-name="P6"><text:tab/> <text:s text:c="3"/><text:tab/>d2rq:class <text:span text:style-name="T1">vocabulario</text:span>:<text:span text:style-name="T1">Classe</text:span>;</text:p>
      <text:p text:style-name="P7"><text:tab/><text:tab/>d2rq:classDefinitionLabel "<text:span text:style-name="T1">Classe</text:span>";</text:p>
      <text:p text:style-name="P7"><text:span text:style-name="T4"><text:tab/><text:tab/>d2rq:condition "</text:span><text:span text:style-name="T1">Tabela</text:span><text:span text:style-name="T4">.</text:span><text:span text:style-name="T1">ColunaRestrição</text:span><text:span text:style-name="T4">='</text:span><text:span text:style-name="T1">valor</text:span><text:span text:style-name="T4">'";</text:span></text:p>
      <text:p text:style-name="P7"/>
      <text:list xml:id="list31425669" text:continue-numbering="true" text:style-name="L1">
        <text:list-item>
          <text:p text:style-name="P5">Mapeamento convencional de Coluna de Tabela para ObjectProperty:</text:p>
        </text:list-item>
      </text:list>
      <text:p text:style-name="P3"><text:tab/>vocabulario : objectProperty (ClasseDominio, ClasseImagem) &lt;= </text:p>
      <text:p text:style-name="P3"><text:tab/><text:tab/>TabelaDominio(FK) - TabelaImagem(PK)</text:p>
      <text:p text:style-name="P6"><text:tab/>map:<text:span text:style-name="T1">ClasseDominio</text:span>_<text:span text:style-name="T3">objectProperty</text:span> a d2rq:PropertyBridge;</text:p>
      <text:p text:style-name="P6"><text:tab/>d2rq:belongsToClassMap map:<text:span text:style-name="T1">ClasseDominio</text:span>;</text:p>
      <text:p text:style-name="P6"><text:tab/>d2rq:property <text:span text:style-name="T1">vocabulario</text:span>:<text:span text:style-name="T1">objectProperty</text:span>;</text:p>
      <text:p text:style-name="P6"><text:tab/>d2rq:refersToClassMap map:<text:span text:style-name="T1">ClasseImagem</text:span>;</text:p>
      <text:p text:style-name="P6"><text:span text:style-name="T4"><text:tab/>d2rq:join "</text:span><text:span text:style-name="T1">TabelaDominio</text:span><text:span text:style-name="T4">.</text:span><text:span text:style-name="T1">FK</text:span><text:span text:style-name="T4"> =&gt; </text:span><text:span text:style-name="T1">TabelaImagem</text:span><text:span text:style-name="T4">.</text:span><text:span text:style-name="T1">PK</text:span><text:span text:style-name="T4">";</text:span></text:p>
      <text:p text:style-name="P1"/>
      <text:list xml:id="list31443182" text:continue-numbering="true" text:style-name="L1">
        <text:list-item>
          <text:p text:style-name="P5">Mapeamento de Coluna de Tabela para ObjectProperty via URI (não convencional):</text:p>
        </text:list-item>
      </text:list>
      <text:p text:style-name="P3"><text:tab/>vocabulario : objectProperty (ClasseDominio, ClasseImagem) &lt;= </text:p>
      <text:p text:style-name="P3"><text:tab/><text:tab/>TabelaImagem.Coluna</text:p>
      <text:p text:style-name="P6"><text:tab/>map:<text:span text:style-name="T1">ClasseDominio</text:span>_<text:span text:style-name="T3">objectProperty</text:span> a d2rq:PropertyBridge;</text:p>
      <text:p text:style-name="P6"><text:tab/>d2rq:belongsToClassMap map:<text:span text:style-name="T1">ClasseDominio</text:span>;</text:p>
      <text:p text:style-name="P6"><text:tab/>d2rq:property <text:span text:style-name="T1">vocabulario</text:span>:<text:span text:style-name="T1">objectProperty</text:span>;</text:p>
      <text:p text:style-name="P6"><text:span text:style-name="T4"><text:tab/>d2rq:uriPattern "</text:span><text:span text:style-name="T1">ClasseImagem</text:span><text:span text:style-name="T4">/@@</text:span><text:span text:style-name="T1">TabelaImagem</text:span><text:span text:style-name="T4">.</text:span><text:span text:style-name="T1">Coluna</text:span><text:span text:style-name="T4">|urlify@@"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GraphicSabon-Roman" svg:font-family="GraphicSabon-Roman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ís Teixeira</meta:initial-creator>
    <meta:creation-date>2011-10-30T10:41:50.60</meta:creation-date>
    <dc:date>2011-10-30T11:31:22.12</dc:date>
    <dc:creator>Luís Teixeira</dc:creator>
    <meta:editing-duration>PT00H49M27S</meta:editing-duration>
    <meta:editing-cycles>12</meta:editing-cycles>
    <meta:generator>BrOffice.org/3.2$Win32 OpenOffice.org_project/320m18$Build-9502</meta:generator>
    <meta:document-statistic meta:table-count="0" meta:image-count="0" meta:object-count="0" meta:page-count="2" meta:paragraph-count="60" meta:word-count="239" meta:character-count="2762"/>
  </office:meta>
</office:document-meta>
</file>